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13"/>
          <table:table-cell table:style-name="ce1" table:formula="of:=SUM([.N2:.N25])" office:value-type="float" office:value="102" calcext:value-type="float">
            <text:p>102</text:p>
          </table:table-cell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1" table:number-columns-repeated="5"/>
          <table:table-cell table:style-name="ce2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table:number-columns-repeated="7"/>
          <table:table-cell table:style-name="ce1"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style-name="ce2" table:number-columns-repeated="9"/>
          <table:table-cell table:style-name="ce1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style-name="ce2" table:number-columns-repeated="9"/>
          <table:table-cell table:style-name="ce1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style-name="ce2" table:number-columns-repeated="9"/>
          <table:table-cell table:style-name="ce1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table:number-columns-repeated="7"/>
          <table:table-cell table:style-name="ce1"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" table:number-columns-repeated="3"/>
          <table:table-cell table:style-name="ce1"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30:17.935323469</meta:creation-date>
    <dc:date>2019-12-18T14:38:53.818656928</dc:date>
    <meta:editing-duration>PT8M3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